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24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structo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nstructor.create(name: 'anna', email: 'savkina86@gmail.com', password: '1', first_name: "Anna", last_name: "Solony"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<text:a xlink:href="mailto:nicksolony@gmail.com" xlink:type="simple">nicksolony@gmail.co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olony</text:p>
          </table:table-cell>
          <table:table-cell office:value-type="string" calcext:value-type="string">
            <text:p>347-691-2935</text:p>
          </table:table-cell>
          <table:table-cell/>
          <table:table-cell table:formula="of:=&quot;Instructor.create(name: '&quot;&amp;[.B3]&amp;&quot;', email: '&quot;&amp;[.C3]&amp;&quot;', password: '&quot;&amp;[.D3]&amp;&quot;', first_name:'&quot;&amp;[.E3]&amp;&quot;', last_name:'&quot;&amp;[.F3]&amp;&quot;', phone:'&quot;&amp;[.G3]&amp;&quot;')&quot;" office:value-type="string" office:string-value="Instructor.create(name: 'nick', email: 'nicksolony@gmail.com', password: '1', first_name:'Nick', last_name:'Solony', phone:'347-691-2935')" calcext:value-type="string">
            <text:p>Instructor.create(name: 'nick', email: 'nicksolony@gmail.com', password: '1', first_name:'Nick', last_name:'Solony', phone:'347-691-2935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a xlink:href="mailto:savanna@gmail.com" xlink:type="simple">savanna@gmail.co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vkina</text:p>
          </table:table-cell>
          <table:table-cell office:value-type="string" calcext:value-type="string">
            <text:p>212-343-1111</text:p>
          </table:table-cell>
          <table:table-cell/>
          <table:table-cell table:formula="of:=&quot;Instructor.create(name: '&quot;&amp;[.B4]&amp;&quot;', email: '&quot;&amp;[.C4]&amp;&quot;', password: '&quot;&amp;[.D4]&amp;&quot;', first_name:'&quot;&amp;[.E4]&amp;&quot;', last_name:'&quot;&amp;[.F4]&amp;&quot;', phone:'&quot;&amp;[.G4]&amp;&quot;')&quot;" office:value-type="string" office:string-value="Instructor.create(name: 'anna', email: 'savanna@gmail.com', password: '1', first_name:'Anna', last_name:'Savkina', phone:'212-343-1111')" calcext:value-type="string">
            <text:p>Instructor.create(name: 'anna', email: 'savanna@gmail.com', password: '1', first_name:'Anna', last_name:'Savkina', phone:'212-343-1111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<text:a xlink:href="mailto:scottw@next.com" xlink:type="simple">scottw@next.co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212-222-3333</text:p>
          </table:table-cell>
          <table:table-cell/>
          <table:table-cell table:formula="of:=&quot;Instructor.create(name: '&quot;&amp;[.B5]&amp;&quot;', email: '&quot;&amp;[.C5]&amp;&quot;', password: '&quot;&amp;[.D5]&amp;&quot;', first_name:'&quot;&amp;[.E5]&amp;&quot;', last_name:'&quot;&amp;[.F5]&amp;&quot;', phone:'&quot;&amp;[.G5]&amp;&quot;')&quot;" office:value-type="string" office:string-value="Instructor.create(name: 'scott', email: 'scottw@next.com', password: '1', first_name:'Scott', last_name:'Wolf', phone:'212-222-3333')" calcext:value-type="string">
            <text:p>Instructor.create(name: 'scott', email: 'scottw@next.com', password: '1', first_name:'Scott', last_name:'Wolf', phone:'212-222-3333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peterst@yahoo.com" xlink:type="simple">peterst@yahoo.com</text:a>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112-234-1232</text:p>
          </table:table-cell>
          <table:table-cell/>
          <table:table-cell table:formula="of:=&quot;Instructor.create(name: '&quot;&amp;[.B6]&amp;&quot;', email: '&quot;&amp;[.C6]&amp;&quot;', password: '&quot;&amp;[.D6]&amp;&quot;', first_name:'&quot;&amp;[.E6]&amp;&quot;', last_name:'&quot;&amp;[.F6]&amp;&quot;', phone:'&quot;&amp;[.G6]&amp;&quot;')&quot;" office:value-type="string" office:string-value="Instructor.create(name: 'peter', email: 'peterst@yahoo.com', password: '1234', first_name:'Peter', last_name:'Night', phone:'112-234-1232')" calcext:value-type="string">
            <text:p>Instructor.create(name: 'peter', email: 'peterst@yahoo.com', password: '1234', first_name:'Peter', last_name:'Night', phone:'112-234-1232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<text:a xlink:href="mailto:msmith@teast.com" xlink:type="simple">msmith@teast.com</text:a>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787-898-6653</text:p>
          </table:table-cell>
          <table:table-cell/>
          <table:table-cell table:formula="of:=&quot;Instructor.create(name: '&quot;&amp;[.B7]&amp;&quot;', email: '&quot;&amp;[.C7]&amp;&quot;', password: '&quot;&amp;[.D7]&amp;&quot;', first_name:'&quot;&amp;[.E7]&amp;&quot;', last_name:'&quot;&amp;[.F7]&amp;&quot;', phone:'&quot;&amp;[.G7]&amp;&quot;')&quot;" office:value-type="string" office:string-value="Instructor.create(name: 'michelle', email: 'msmith@teast.com', password: '1234', first_name:'Michelle', last_name:'Smith', phone:'787-898-6653')" calcext:value-type="string">
            <text:p>Instructor.create(name: 'michelle', email: 'msmith@teast.com', password: '1234', first_name:'Michelle', last_name:'Smith', phone:'787-898-6653')</text:p>
          </table:table-cell>
        </table:table-row>
      </table:table>
      <table:table table:name="Course_groups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rseGroup.create(name: 'Adobe', creator_id: 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reator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CourseGroup.create(name: '&quot;&amp;[.A3]&amp;&quot;', creator_id: &quot;&amp;[.B3]&amp;&quot;)&quot;" office:value-type="string" office:string-value="CourseGroup.create(name: 'Excel', creator_id: 1)" calcext:value-type="string">
            <text:p>CourseGroup.create(name: 'Excel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CourseGroup.create(name: '&quot;&amp;[.A4]&amp;&quot;', creator_id: &quot;&amp;[.B4]&amp;&quot;)&quot;" office:value-type="string" office:string-value="CourseGroup.create(name: 'Ruby', creator_id: 3)" calcext:value-type="string">
            <text:p>CourseGroup.create(name: 'Ruby', creator_id: 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CourseGroup.create(name: '&quot;&amp;[.A5]&amp;&quot;', creator_id: &quot;&amp;[.B5]&amp;&quot;)&quot;" office:value-type="string" office:string-value="CourseGroup.create(name: 'SQL', creator_id: 1)" calcext:value-type="string">
            <text:p>CourseGroup.create(name: 'SQL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Po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CourseGroup.create(name: '&quot;&amp;[.A6]&amp;&quot;', creator_id: &quot;&amp;[.B6]&amp;&quot;)&quot;" office:value-type="string" office:string-value="CourseGroup.create(name: 'PowerPoint', creator_id: 1)" calcext:value-type="string">
            <text:p>CourseGroup.create(name: 'PowerPoint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Book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CourseGroup.create(name: '&quot;&amp;[.A7]&amp;&quot;', creator_id: &quot;&amp;[.B7]&amp;&quot;)&quot;" office:value-type="string" office:string-value="CourseGroup.create(name: 'QuickBooks', creator_id: 5)" calcext:value-type="string">
            <text:p>CourseGroup.create(name: 'QuickBooks', creator_id: 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sig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CourseGroup.create(name: '&quot;&amp;[.A8]&amp;&quot;', creator_id: &quot;&amp;[.B8]&amp;&quot;)&quot;" office:value-type="string" office:string-value="CourseGroup.create(name: 'InDesign', creator_id: 2)" calcext:value-type="string">
            <text:p>CourseGroup.create(name: 'InDesign', creator_id: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CourseGroup.create(name: '&quot;&amp;[.A9]&amp;&quot;', creator_id: &quot;&amp;[.B9]&amp;&quot;)&quot;" office:value-type="string" office:string-value="CourseGroup.create(name: 'Photoshop', creator_id: 2)" calcext:value-type="string">
            <text:p>CourseGroup.create(name: 'Photoshop', creator_id: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CourseGroup.create(name: '&quot;&amp;[.A10]&amp;&quot;', creator_id: &quot;&amp;[.B10]&amp;&quot;)&quot;" office:value-type="string" office:string-value="CourseGroup.create(name: 'Illustrator', creator_id: 2)" calcext:value-type="string">
            <text:p>CourseGroup.create(name: 'Illustrator', creator_id: 2)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urse.create(name: 'Intro to Adobe Photoshop', course_length: 3, course_description: "Learn the basics and fundamentals of Adobe Photoshop, including how to open images, work with the interface, save work, and more.", creator_id: 1, course_group_id: 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 Leve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ner Excel Cours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Course.create(name: '&quot;&amp;[.A16]&amp;&quot;', course_length: &quot;&amp;[.B16]&amp;&quot;, course_description: '&quot;&amp;[.C16]&amp;&quot;',creator_id: &quot;&amp;[.D16]&amp;&quot;, course_group_id: &quot;&amp;[.E16]&amp;&quot;)&quot;" office:value-type="string" office:string-value="Course.create(name: 'Excel Level 1', course_length: 6, course_description: 'Beginner Excel Course',creator_id: 1, course_group_id: 1)" calcext:value-type="string">
            <text:p>Course.create(name: 'Excel Level 1', course_length: 6, course_description: 'Beginner Excel Course',creator_id: 1, course_group_id: 1)</text:p>
          </table:table-cell>
        </table:table-row>
        <table:table-row table:style-name="ro1">
          <table:table-cell office:value-type="string" calcext:value-type="string">
            <text:p>Excel Leve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mediate Excel Cou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Course.create(name: '&quot;&amp;[.A17]&amp;&quot;', course_length: &quot;&amp;[.B17]&amp;&quot;, course_description: '&quot;&amp;[.C17]&amp;&quot;',creator_id: &quot;&amp;[.D17]&amp;&quot;, course_group_id: &quot;&amp;[.E17]&amp;&quot;)&quot;" office:value-type="string" office:string-value="Course.create(name: 'Excel Level 2', course_length: 6, course_description: 'Intermediate Excel Course',creator_id: 1, course_group_id: 1)" calcext:value-type="string">
            <text:p>Course.create(name: 'Excel Level 2', course_length: 6, course_description: 'Intermediate Excel Course',creator_id: 1, course_group_id: 1)</text:p>
          </table:table-cell>
        </table:table-row>
        <table:table-row table:style-name="ro1">
          <table:table-cell office:value-type="string" calcext:value-type="string">
            <text:p>Excel Level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d Excel Cou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Course.create(name: '&quot;&amp;[.A18]&amp;&quot;', course_length: &quot;&amp;[.B18]&amp;&quot;, course_description: '&quot;&amp;[.C18]&amp;&quot;',creator_id: &quot;&amp;[.D18]&amp;&quot;, course_group_id: &quot;&amp;[.E18]&amp;&quot;)&quot;" office:value-type="string" office:string-value="Course.create(name: 'Excel Level 3', course_length: 6, course_description: 'Advanced Excel Course',creator_id: 1, course_group_id: 1)" calcext:value-type="string">
            <text:p>Course.create(name: 'Excel Level 3', course_length: 6, course_description: 'Advanced Excel Course',creator_id: 1, course_group_id: 1)</text:p>
          </table:table-cell>
        </table:table-row>
        <table:table-row table:style-name="ro1">
          <table:table-cell office:value-type="string" calcext:value-type="string">
            <text:p>Intro to Ru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Course.create(name: '&quot;&amp;[.A19]&amp;&quot;', course_length: &quot;&amp;[.B19]&amp;&quot;, course_description: '&quot;&amp;[.C19]&amp;&quot;',creator_id: &quot;&amp;[.D19]&amp;&quot;, course_group_id: &quot;&amp;[.E19]&amp;&quot;)&quot;" office:value-type="string" office:string-value="Course.create(name: 'Intro to Ruby', course_length: 6, course_description: 'Introduction to Ruby',creator_id: 3, course_group_id: 2)" calcext:value-type="string">
            <text:p>Course.create(name: 'Intro to Ruby', course_length: 6, course_description: 'Introduction to Ruby',creator_id: 3, course_group_id: 2)</text:p>
          </table:table-cell>
        </table:table-row>
        <table:table-row table:style-name="ro1">
          <table:table-cell office:value-type="string" calcext:value-type="string">
            <text:p>SQL Leve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SQL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Course.create(name: '&quot;&amp;[.A20]&amp;&quot;', course_length: &quot;&amp;[.B20]&amp;&quot;, course_description: '&quot;&amp;[.C20]&amp;&quot;',creator_id: &quot;&amp;[.D20]&amp;&quot;, course_group_id: &quot;&amp;[.E20]&amp;&quot;)&quot;" office:value-type="string" office:string-value="Course.create(name: 'SQL Level 1', course_length: 6, course_description: 'Introduction to SQL Server',creator_id: 1, course_group_id: 3)" calcext:value-type="string">
            <text:p>Course.create(name: 'SQL Level 1', course_length: 6, course_description: 'Introduction to SQL Server',creator_id: 1, course_group_id: 3)</text:p>
          </table:table-cell>
        </table:table-row>
        <table:table-row table:style-name="ro1">
          <table:table-cell office:value-type="string" calcext:value-type="string">
            <text:p>SQL Leve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d Course in SQL Serv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Course.create(name: '&quot;&amp;[.A21]&amp;&quot;', course_length: &quot;&amp;[.B21]&amp;&quot;, course_description: '&quot;&amp;[.C21]&amp;&quot;',creator_id: &quot;&amp;[.D21]&amp;&quot;, course_group_id: &quot;&amp;[.E21]&amp;&quot;)&quot;" office:value-type="string" office:string-value="Course.create(name: 'SQL Level 2', course_length: 6, course_description: 'Advanced Course in SQL Server',creator_id: 3, course_group_id: 3)" calcext:value-type="string">
            <text:p>Course.create(name: 'SQL Level 2', course_length: 6, course_description: 'Advanced Course in SQL Server',creator_id: 3, course_group_id: 3)</text:p>
          </table:table-cell>
        </table:table-row>
        <table:table-row table:style-name="ro1">
          <table:table-cell office:value-type="string" calcext:value-type="string">
            <text:p>PowerPoint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to PowerPo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Course.create(name: '&quot;&amp;[.A22]&amp;&quot;', course_length: &quot;&amp;[.B22]&amp;&quot;, course_description: '&quot;&amp;[.C22]&amp;&quot;',creator_id: &quot;&amp;[.D22]&amp;&quot;, course_group_id: &quot;&amp;[.E22]&amp;&quot;)&quot;" office:value-type="string" office:string-value="Course.create(name: 'PowerPoint for Beginners', course_length: 6, course_description: 'Intro to PowerPoint',creator_id: 1, course_group_id: 4)" calcext:value-type="string">
            <text:p>Course.create(name: 'PowerPoint for Beginners', course_length: 6, course_description: 'Intro to PowerPoint',creator_id: 1, course_group_id: 4)</text:p>
          </table:table-cell>
        </table:table-row>
        <table:table-row table:style-name="ro1">
          <table:table-cell office:value-type="string" calcext:value-type="string">
            <text:p>Animation in Power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rn how to animate in P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Course.create(name: '&quot;&amp;[.A23]&amp;&quot;', course_length: &quot;&amp;[.B23]&amp;&quot;, course_description: '&quot;&amp;[.C23]&amp;&quot;',creator_id: &quot;&amp;[.D23]&amp;&quot;, course_group_id: &quot;&amp;[.E23]&amp;&quot;)&quot;" office:value-type="string" office:string-value="Course.create(name: 'Animation in PowerPoint', course_length: 3, course_description: 'Learn how to animate in PPT',creator_id: 2, course_group_id: 4)" calcext:value-type="string">
            <text:p>Course.create(name: 'Animation in PowerPoint', course_length: 3, course_description: 'Learn how to animate in PPT',creator_id: 2, course_group_id: 4)</text:p>
          </table:table-cell>
        </table:table-row>
        <table:table-row table:style-name="ro1">
          <table:table-cell office:value-type="string" calcext:value-type="string">
            <text:p>QuickBooks 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rn how to use QuickBooks on P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&quot;Course.create(name: '&quot;&amp;[.A24]&amp;&quot;', course_length: &quot;&amp;[.B24]&amp;&quot;, course_description: '&quot;&amp;[.C24]&amp;&quot;',creator_id: &quot;&amp;[.D24]&amp;&quot;, course_group_id: &quot;&amp;[.E24]&amp;&quot;)&quot;" office:value-type="string" office:string-value="Course.create(name: 'QuickBooks Desktop', course_length: 6, course_description: 'Learn how to use QuickBooks on PC',creator_id: 5, course_group_id: 5)" calcext:value-type="string">
            <text:p>Course.create(name: 'QuickBooks Desktop', course_length: 6, course_description: 'Learn how to use QuickBooks on PC',creator_id: 5, course_group_id: 5)</text:p>
          </table:table-cell>
        </table:table-row>
        <table:table-row table:style-name="ro1">
          <table:table-cell office:value-type="string" calcext:value-type="string">
            <text:p>QuickBooks Onl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rn QuickBooks Online in this 1 day 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&quot;Course.create(name: '&quot;&amp;[.A25]&amp;&quot;', course_length: &quot;&amp;[.B25]&amp;&quot;, course_description: '&quot;&amp;[.C25]&amp;&quot;',creator_id: &quot;&amp;[.D25]&amp;&quot;, course_group_id: &quot;&amp;[.E25]&amp;&quot;)&quot;" office:value-type="string" office:string-value="Course.create(name: 'QuickBooks Online', course_length: 6, course_description: 'Learn QuickBooks Online in this 1 day class',creator_id: 5, course_group_id: 5)" calcext:value-type="string">
            <text:p>Course.create(name: 'QuickBooks Online', course_length: 6, course_description: 'Learn QuickBooks Online in this 1 day class',creator_id: 5, course_group_id: 5)</text:p>
          </table:table-cell>
        </table:table-row>
        <table:table-row table:style-name="ro1">
          <table:table-cell office:value-type="string" calcext:value-type="string">
            <text:p>InDesign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InDesign Cla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&quot;Course.create(name: '&quot;&amp;[.A26]&amp;&quot;', course_length: &quot;&amp;[.B26]&amp;&quot;, course_description: '&quot;&amp;[.C26]&amp;&quot;',creator_id: &quot;&amp;[.D26]&amp;&quot;, course_group_id: &quot;&amp;[.E26]&amp;&quot;)&quot;" office:value-type="string" office:string-value="Course.create(name: 'InDesign for Beginners', course_length: 6, course_description: 'Basic InDesign Class',creator_id: 2, course_group_id: 6)" calcext:value-type="string">
            <text:p>Course.create(name: 'InDesign for Beginners', course_length: 6, course_description: 'Basic InDesign Class',creator_id: 2, course_group_id: 6)</text:p>
          </table:table-cell>
        </table:table-row>
        <table:table-row table:style-name="ro1">
          <table:table-cell office:value-type="string" calcext:value-type="string">
            <text:p>Photoshop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Photoshop Clas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&quot;Course.create(name: '&quot;&amp;[.A27]&amp;&quot;', course_length: &quot;&amp;[.B27]&amp;&quot;, course_description: '&quot;&amp;[.C27]&amp;&quot;',creator_id: &quot;&amp;[.D27]&amp;&quot;, course_group_id: &quot;&amp;[.E27]&amp;&quot;)&quot;" office:value-type="string" office:string-value="Course.create(name: 'Photoshop for Beginners', course_length: 6, course_description: 'Basic Photoshop Class',creator_id: 2, course_group_id: 7)" calcext:value-type="string">
            <text:p>Course.create(name: 'Photoshop for Beginners', course_length: 6, course_description: 'Basic Photoshop Class',creator_id: 2, course_group_id: 7)</text:p>
          </table:table-cell>
        </table:table-row>
        <table:table-row table:style-name="ro1">
          <table:table-cell office:value-type="string" calcext:value-type="string">
            <text:p>Illustrator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Illustrator Clas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&quot;Course.create(name: '&quot;&amp;[.A28]&amp;&quot;', course_length: &quot;&amp;[.B28]&amp;&quot;, course_description: '&quot;&amp;[.C28]&amp;&quot;',creator_id: &quot;&amp;[.D28]&amp;&quot;, course_group_id: &quot;&amp;[.E28]&amp;&quot;)&quot;" office:value-type="string" office:string-value="Course.create(name: 'Illustrator for Beginners', course_length: 6, course_description: 'Basic Illustrator Class',creator_id: 2, course_group_id: 8)" calcext:value-type="string">
            <text:p>Course.create(name: 'Illustrator for Beginners', course_length: 6, course_description: 'Basic Illustrator Class',creator_id: 2, course_group_id: 8)</text:p>
          </table:table-cell>
        </table:table-row>
      </table:table>
      <table:table table:name="Cours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ructorCourse.create(instructor_id: 1, course_id: 1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&quot;InstructorCourse.create(instructor_id: &quot;&amp;[.A4]&amp;&quot;, course_id: &quot;&amp;[.B4]&amp;&quot;)&quot;" office:value-type="string" office:string-value="InstructorCourse.create(instructor_id: 1, course_id: 1)" calcext:value-type="string">
            <text:p>InstructorCourse.create(instructor_id: 1, course_id: 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5]&amp;&quot;, course_id: &quot;&amp;[.B5]&amp;&quot;)&quot;" office:value-type="string" office:string-value="InstructorCourse.create(instructor_id: 1, course_id: 2)" calcext:value-type="string">
            <text:p>InstructorCourse.create(instructor_id: 1, course_id: 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nstructorCourse.create(instructor_id: &quot;&amp;[.A6]&amp;&quot;, course_id: &quot;&amp;[.B6]&amp;&quot;)&quot;" office:value-type="string" office:string-value="InstructorCourse.create(instructor_id: 1, course_id: 3)" calcext:value-type="string">
            <text:p>InstructorCourse.create(instructor_id: 1, course_id: 3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nstructorCourse.create(instructor_id: &quot;&amp;[.A7]&amp;&quot;, course_id: &quot;&amp;[.B7]&amp;&quot;)&quot;" office:value-type="string" office:string-value="InstructorCourse.create(instructor_id: 3, course_id: 4)" calcext:value-type="string">
            <text:p>InstructorCourse.create(instructor_id: 3, course_id: 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8]&amp;&quot;, course_id: &quot;&amp;[.B8]&amp;&quot;)&quot;" office:value-type="string" office:string-value="InstructorCourse.create(instructor_id: 1, course_id: 5)" calcext:value-type="string">
            <text:p>InstructorCourse.create(instructor_id: 1, course_id: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9]&amp;&quot;, course_id: &quot;&amp;[.B9]&amp;&quot;)&quot;" office:value-type="string" office:string-value="InstructorCourse.create(instructor_id: 3, course_id: 6)" calcext:value-type="string">
            <text:p>InstructorCourse.create(instructor_id: 3, course_id: 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InstructorCourse.create(instructor_id: &quot;&amp;[.A10]&amp;&quot;, course_id: &quot;&amp;[.B10]&amp;&quot;)&quot;" office:value-type="string" office:string-value="InstructorCourse.create(instructor_id: 1, course_id: 7)" calcext:value-type="string">
            <text:p>InstructorCourse.create(instructor_id: 1, course_id: 7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InstructorCourse.create(instructor_id: &quot;&amp;[.A11]&amp;&quot;, course_id: &quot;&amp;[.B11]&amp;&quot;)&quot;" office:value-type="string" office:string-value="InstructorCourse.create(instructor_id: 2, course_id: 8)" calcext:value-type="string">
            <text:p>InstructorCourse.create(instructor_id: 2, course_id: 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&quot;InstructorCourse.create(instructor_id: &quot;&amp;[.A12]&amp;&quot;, course_id: &quot;&amp;[.B12]&amp;&quot;)&quot;" office:value-type="string" office:string-value="InstructorCourse.create(instructor_id: 5, course_id: 9)" calcext:value-type="string">
            <text:p>InstructorCourse.create(instructor_id: 5, course_id: 9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InstructorCourse.create(instructor_id: &quot;&amp;[.A13]&amp;&quot;, course_id: &quot;&amp;[.B13]&amp;&quot;)&quot;" office:value-type="string" office:string-value="InstructorCourse.create(instructor_id: 5, course_id: 10)" calcext:value-type="string">
            <text:p>InstructorCourse.create(instructor_id: 5, course_id: 10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&quot;InstructorCourse.create(instructor_id: &quot;&amp;[.A14]&amp;&quot;, course_id: &quot;&amp;[.B14]&amp;&quot;)&quot;" office:value-type="string" office:string-value="InstructorCourse.create(instructor_id: 2, course_id: 11)" calcext:value-type="string">
            <text:p>InstructorCourse.create(instructor_id: 2, course_id: 1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InstructorCourse.create(instructor_id: &quot;&amp;[.A15]&amp;&quot;, course_id: &quot;&amp;[.B15]&amp;&quot;)&quot;" office:value-type="string" office:string-value="InstructorCourse.create(instructor_id: 2, course_id: 12)" calcext:value-type="string">
            <text:p>InstructorCourse.create(instructor_id: 2, course_id: 1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&quot;InstructorCourse.create(instructor_id: &quot;&amp;[.A16]&amp;&quot;, course_id: &quot;&amp;[.B16]&amp;&quot;)&quot;" office:value-type="string" office:string-value="InstructorCourse.create(instructor_id: 2, course_id: 13)" calcext:value-type="string">
            <text:p>InstructorCourse.create(instructor_id: 2, course_id: 1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17]&amp;&quot;, course_id: &quot;&amp;[.B17]&amp;&quot;)&quot;" office:value-type="string" office:string-value="InstructorCourse.create(instructor_id: 4, course_id: 5)" calcext:value-type="string">
            <text:p>InstructorCourse.create(instructor_id: 4, course_id: 5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18]&amp;&quot;, course_id: &quot;&amp;[.B18]&amp;&quot;)&quot;" office:value-type="string" office:string-value="InstructorCourse.create(instructor_id: 4, course_id: 6)" calcext:value-type="string">
            <text:p>InstructorCourse.create(instructor_id: 4, course_id: 6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tructorCourse.create(instructor_id: &quot;&amp;[.A19]&amp;&quot;, course_id: &quot;&amp;[.B19]&amp;&quot;)&quot;" office:value-type="string" office:string-value="InstructorCourse.create(instructor_id: 4, course_id: 1)" calcext:value-type="string">
            <text:p>InstructorCourse.create(instructor_id: 4, course_id: 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20]&amp;&quot;, course_id: &quot;&amp;[.B20]&amp;&quot;)&quot;" office:value-type="string" office:string-value="InstructorCourse.create(instructor_id: 4, course_id: 2)" calcext:value-type="string">
            <text:p>InstructorCourse.create(instructor_id: 4, course_id: 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nstructorCourse.create(instructor_id: &quot;&amp;[.A21]&amp;&quot;, course_id: &quot;&amp;[.B21]&amp;&quot;)&quot;" office:value-type="string" office:string-value="InstructorCourse.create(instructor_id: 4, course_id: 3)" calcext:value-type="string">
            <text:p>InstructorCourse.create(instructor_id: 4, course_id: 3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nstructorCourse.create(instructor_id: &quot;&amp;[.A22]&amp;&quot;, course_id: &quot;&amp;[.B22]&amp;&quot;)&quot;" office:value-type="string" office:string-value="InstructorCourse.create(instructor_id: 1, course_id: 4)" calcext:value-type="string">
            <text:p>InstructorCourse.create(instructor_id: 1, course_id: 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23]&amp;&quot;, course_id: &quot;&amp;[.B23]&amp;&quot;)&quot;" office:value-type="string" office:string-value="InstructorCourse.create(instructor_id: 3, course_id: 5)" calcext:value-type="string">
            <text:p>InstructorCourse.create(instructor_id: 3, course_id: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24]&amp;&quot;, course_id: &quot;&amp;[.B24]&amp;&quot;)&quot;" office:value-type="string" office:string-value="InstructorCourse.create(instructor_id: 3, course_id: 6)" calcext:value-type="string">
            <text:p>InstructorCourse.create(instructor_id: 3, course_id: 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tructorCourse.create(instructor_id: &quot;&amp;[.A25]&amp;&quot;, course_id: &quot;&amp;[.B25]&amp;&quot;)&quot;" office:value-type="string" office:string-value="InstructorCourse.create(instructor_id: 3, course_id: 1)" calcext:value-type="string">
            <text:p>InstructorCourse.create(instructor_id: 3, course_id: 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26]&amp;&quot;, course_id: &quot;&amp;[.B26]&amp;&quot;)&quot;" office:value-type="string" office:string-value="InstructorCourse.create(instructor_id: 3, course_id: 2)" calcext:value-type="string">
            <text:p>InstructorCourse.create(instructor_id: 3, course_id: 2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&quot;InstructorCourse.create(instructor_id: &quot;&amp;[.A27]&amp;&quot;, course_id: &quot;&amp;[.B27]&amp;&quot;)&quot;" office:value-type="string" office:string-value="InstructorCourse.create(instructor_id: 3, course_id: 3)" calcext:value-type="string">
            <text:p>InstructorCourse.create(instructor_id: 3, course_id: 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3:55:11.920078044</meta:creation-date>
    <dc:date>2020-04-02T00:47:19.855886978</dc:date>
    <meta:editing-duration>PT28M53S</meta:editing-duration>
    <meta:editing-cycles>10</meta:editing-cycles>
    <meta:generator>LibreOffice/6.0.7.3$Linux_X86_64 LibreOffice_project/00m0$Build-3</meta:generator>
    <meta:document-statistic meta:table-count="3" meta:cell-count="253" meta:object-count="0"/>
  </office:meta>
</office:document-meta>
</file>